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3300)</text:p>
          </table:table-cell>
          <table:table-cell office:value-type="float" office:value="20300">
            <text:p>20300</text:p>
          </table:table-cell>
        </table:table-row>
        <table:table-row table:style-name="ro12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4500)</text:p>
          </table:table-cell>
          <table:table-cell office:value-type="string">
            <text:p>50000(salary)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</table:table-row>
        <table:table-row table:style-name="ro12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</table:table-row>
        <table:table-row table:style-name="ro12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3800)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</table:table-row>
        <table:table-row table:style-name="ro12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/>
        </table:table-row>
        <table:table-row table:style-name="ro12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 table:number-columns-repeated="2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table:style-name="ce46" office:value-type="float" office:value="17000">
            <text:p>17000</text:p>
          </table:table-cell>
        </table:table-row>
        <table:table-row table:style-name="ro12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2" office:value-type="string">
            <text:p><text:span text:style-name="T1">3rd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table:number-columns-repeated="3"/>
          <table:table-cell table:formula="of:=SUM([.B37:.F37])" office:value-type="float" office:value="10800">
            <text:p>10800</text:p>
          </table:table-cell>
          <table:table-cell table:style-name="ce8" table:formula="of:=SUM([.B55:.F55])" office:value-type="float" office:value="745.238095238095">
            <text:p>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</table:table-row>
        <table:table-row table:style-name="ro12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745.238095238095">
            <text:p>745.2380952381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5:.F55])" office:value-type="float" office:value="745.238095238095">
            <text:p>745.2380952381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5:.F55])" office:value-type="float" office:value="745.238095238095">
            <text:p>745.2380952381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5:.F55])" office:value-type="float" office:value="745.238095238095">
            <text:p>745.2380952381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5:.F55])" office:value-type="float" office:value="745.238095238095">
            <text:p>745.2380952381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5];[.D55];[.E55])" office:value-type="float" office:value="366.666666666667">
            <text:p>366.6666666667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745.238095238095">
            <text:p>745.2380952381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745.238095238095">
            <text:p>745.2380952381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55];[.E55];[.F55])" office:value-type="float" office:value="366.666666666667">
            <text:p>366.6666666667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ce2" table:number-columns-repeated="2"/>
          <table:table-cell table:style-name="Default"/>
          <table:table-cell table:formula="of:=SUM([.B55:.F55])" office:value-type="float" office:value="745.238095238095">
            <text:p>745.2380952381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745.238095238095">
            <text:p>745.2380952381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5:.F55])" office:value-type="float" office:value="378.571428571429">
            <text:p>378.5714285714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Arus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D55:.F55])" office:value-type="float" office:value="0">
            <text:p>0</text:p>
          </table:table-cell>
          <table:table-cell table:style-name="Default" office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55:.F55])" office:value-type="float" office:value="745.238095238095">
            <text:p>745.2380952381</text:p>
          </table:table-cell>
          <table:table-cell table:style-name="Default" office:value-type="string">
            <text:p>Seryoja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55:.F55])" office:value-type="float" office:value="745.238095238095">
            <text:p>745.2380952381</text:p>
          </table:table-cell>
          <table:table-cell table:style-name="Default" office:value-type="string">
            <text:p>Mher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55:.F55])" office:value-type="float" office:value="745.238095238095">
            <text:p>745.2380952381</text:p>
          </table:table-cell>
          <table:table-cell table:style-name="Default" office:value-type="string">
            <text:p>Davit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4" office:value-type="float" office:value="0">
            <text:p>0</text:p>
          </table:table-cell>
          <table:table-cell table:style-name="ce2" table:formula="of:=[.E37]/16" office:value-type="float" office:value="0">
            <text:p>0</text:p>
          </table:table-cell>
          <table:table-cell table:style-name="ce2" table:formula="of:=[.F37]/15" office:value-type="float" office:value="0">
            <text:p>0</text:p>
          </table:table-cell>
          <table:table-cell table:style-name="Default"/>
          <table:table-cell table:style-name="ce41" table:formula="of:=SUM([.H37:.H54])" office:value-type="float" office:value="10800">
            <text:p>108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10/20/2015</text:date>, <text:time>11:1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20T11:18:12</dc:date>
    <meta:editing-duration>P1DT19H45M4S</meta:editing-duration>
    <meta:editing-cycles>1013</meta:editing-cycles>
    <meta:generator>OpenOffice/4.1.1$Unix OpenOffice.org_project/411m6$Build-9775</meta:generator>
    <dc:creator>employee employee</dc:creator>
    <meta:document-statistic meta:table-count="8" meta:cell-count="2376" meta:object-count="0"/>
  </office:meta>
</office:document-meta>
</file>